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Man” film – recenzja </text:p>
      <text:p text:style-name="P1"/>
      <text:p text:style-name="P1">Recenzja ta zawiera niewielkie spoilery. I tak oto kolejny raz wujek Marvel wypuścił nowy film w świat. A jak wypadł? No cóż, przekonajmy się. </text:p>
      <text:p text:style-name="P1"/>
      <text:p text:style-name="P1">Historia naszego prawdziwego bohatera zaczyna się w 1989 roku, kiedy to Hank Pym, pierwszy Ant-Man zarówno w filmach, jak i komiksach, rezygnuje z pracy w T.A.R.C.Z.Y po tym, jak dowiaduje się, iż jego formuła pozwalająca żywym organizmom zmniejszać się do rozmiarów nawet atomowych miała zostać skopiowana na rzecz wyżej wymienionej agencji. Przenosimy się w czasie do dzisiejszych czasów, gdzie jego córka Hope oraz były asystent i uczeń, Darren Cross, pozbyli się Pyma z jego firmy, a teraz sami rozpoczęli prace nad tajemniczą formułą pozwalającą na zmniejszanie się bez ryzyka śmierci. </text:p>
      <text:p text:style-name="P1"/>
      <text:p text:style-name="P1">I teraz ci, którzy widzieli już film, pewnie zadają sobie pytanie, dlaczego opisuję jako głównego bohatera Hanka, a nie Scotta, byłego więźnia, który próbuje związać koniec z końcem, starając się o spotkania z własną córką i utrzymaniem się w legalnej pracy. Jest to bardzo proste. Jak wcześniej wspomniałem, pierwszym komiskowym Ant-Manem był właśnie Hank Pym. I jak najbardziej zgadzam się z tym, że to Scott jest pokazany w momencie, gdy uczy się używać kostiumu i to on na końcu zostaje głównym bohaterem. Ale jednak ja odniosłem jednak wrażenie, iż głównym bohaterem jest właśnie Hank, genialny człowiek, który stworzył wielce potężną, ale też niebezpieczną formułę, która może być użyta zarówno do dobrych celów, jak i złych. Może pomóc ludziom, ale może też stworzyć niepowstrzymaną armię, która będzie nienamierzalna dla wroga. Ale to już moja subiektywna opinia. </text:p>
      <text:p text:style-name="P1"/>
      <text:p text:style-name="P1">A jak wypadł sam film. Otóż muszę powiedzieć, że był… ok. Nie zrobił na mnie niesamowitego wrażenia, nie powalił mnie na kolana jak „Avengers”, który zszokował cały świat poziomem swojego wykonania. Był to bardzo przyjemny, bardzo dobrze zrobiony film dla całej rodziny. Świetnie pokazane sceny, kiedy Scott zmniejsza się i powiększa, budowanie relacji z mrówkami, które stawały się zarówno jego sojusznikami, jak i narzędziem walki, oraz oczywiście Anthony, wierny rumak Scotta. Nie spodziewałem się nigdy, że będę tak kibicował mrówce. Cóż, człowiek uczy się całe życie. Jak też wspomniałem, nie zostałem niesamowicie zszokowany samym seansem. Poszedłem z pełnym przekonaniem, że nie jest to takie niesamowite widowisko, do jakiego przyzwyczaili nas „Avengers”, i taki też film dostałem. Miły dla oka, który można spokojnie obejrzeć razem z rodziną w niedzielne popołudnie. </text:p>
      <text:p text:style-name="P1"/>
      <text:p text:style-name="P1">Krótko podsumowując, film jak najbardziej polecam. Jeżeli spodziewacie się wielkich wybuchów co pięć minut, niesamowitych scen walki i ciągłej akcji, to zawiedziecie się. Jeżeli będziecie ten oglądać go z pełnym przekonaniem, że chcecie obejrzeć dobrze zrobiony obraz o superbohaterach, z kilkoma scenami walki oraz fabułą, która ma sens i trzyma się kupy, jak najbardziej spędzicie miło czas. </text:p>
      <text:p text:style-name="P1"/>
      <text:p text:style-name="P1"><text:a xlink:type="simple" xlink:href="http://cdn1-www.comingsoon.net/assets/uploads/2015/10/Paul-Rudd-Ant-Man-Movie.jpg" text:style-name="Internet_20_link" text:visited-style-name="Visited_20_Internet_20_Link">obrazek</text:a><text:a xlink:type="simple" xlink:href="http://cdn1-www.comingsoon.net/assets/uploads/2015/10/Paul-Rudd-Ant-Man-Movie.jpg" text:style-name="Internet_20_link" text:visited-style-name="Visited_20_Internet_20_Link"> 1, </text:a><text:a xlink:type="simple" xlink:href="http://cdn1-www.comingsoon.net/assets/uploads/2015/10/Paul-Rudd-Ant-Man-Movie.jpg" text:style-name="Internet_20_link" text:visited-style-name="Visited_20_Internet_20_Link">filmowy</text:a><text:line-break/><text:a xlink:type="simple" xlink:href="https://ladygeekgirl.files.wordpress.com/2015/07/ant-man-with-antony.jpg" text:style-name="Internet_20_link" text:visited-style-name="Visited_20_Internet_20_Link">obrazek</text:a><text:a xlink:type="simple" xlink:href="https://ladygeekgirl.files.wordpress.com/2015/07/ant-man-with-antony.jpg" text:style-name="Internet_20_link" text:visited-style-name="Visited_20_Internet_20_Link"> 2, </text:a><text:a xlink:type="simple" xlink:href="https://ladygeekgirl.files.wordpress.com/2015/07/ant-man-with-antony.jpg" text:style-name="Internet_20_link" text:visited-style-name="Visited_20_Internet_20_Link">filmowy</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5-29T18:06:35.149000000</dc:date>
    <meta:editing-duration>PT3H54M27S</meta:editing-duration>
    <meta:document-statistic meta:table-count="0" meta:image-count="0" meta:object-count="0" meta:page-count="1" meta:paragraph-count="7" meta:word-count="444" meta:character-count="2939" meta:non-whitespace-character-count="2495"/>
  </office:meta>
</office:document-meta>
</file>